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SKL＋\V[389], AGI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SKL＋\V[400], AGI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SKL＋\V[400], AGI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SKL＋\V[400], AGI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 toilet
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 myself... n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 time to
stop by a restroom, for example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 rest.
A good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 this kind
of thing... ////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 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 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 if there's
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 say it,
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right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
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2:21:48+02:00</meta:creation-date>
    <dc:date>2019-09-29T12:21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